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28c7ac"/>
    </style:style>
    <style:style style:name="P2" style:family="paragraph" style:parent-style-name="Standard" style:list-style-name="L1">
      <style:text-properties officeooo:paragraph-rsid="001e2b28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1f73e7"/>
    </style:style>
    <style:style style:name="P4" style:family="paragraph" style:parent-style-name="Text_20_body" style:list-style-name="L1">
      <style:text-properties officeooo:paragraph-rsid="0028c7ac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paragraph-rsid="001c1078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Liberation Serif" style:font-name-asian="Liberation Serif"/>
    </style:style>
    <style:style style:name="P8" style:family="paragraph" style:parent-style-name="Text_20_body">
      <style:paragraph-properties fo:text-align="center" style:justify-single-word="false"/>
      <style:text-properties style:text-position="0% 100%" style:font-name="Liberation Serif" fo:font-size="10.5pt" officeooo:rsid="004981c2" officeooo:paragraph-rsid="0028c7ac" style:font-size-asian="10.5pt" style:font-size-complex="10.5pt"/>
    </style:style>
    <style:style style:name="P9" style:family="paragraph" style:parent-style-name="Text_20_body" style:list-style-name="L1">
      <style:paragraph-properties fo:text-align="center" style:justify-single-word="false"/>
      <style:text-properties style:text-position="0% 100%" officeooo:rsid="0020adab" officeooo:paragraph-rsid="0028c7ac"/>
    </style:style>
    <style:style style:name="P10" style:family="paragraph" style:parent-style-name="Text_20_body">
      <style:paragraph-properties fo:text-align="center" style:justify-single-word="false"/>
      <style:text-properties style:text-position="0% 100%" officeooo:rsid="0020adab" officeooo:paragraph-rsid="0028c7ac"/>
    </style:style>
    <style:style style:name="P11" style:family="paragraph" style:parent-style-name="Text_20_body" style:list-style-name="L1">
      <style:text-properties style:text-position="0% 100%" officeooo:rsid="0020adab" officeooo:paragraph-rsid="0028c7ac"/>
    </style:style>
    <style:style style:name="P12" style:family="paragraph" style:parent-style-name="Text_20_body">
      <style:text-properties style:text-position="0% 100%" officeooo:rsid="0020adab" officeooo:paragraph-rsid="0028c7ac"/>
    </style:style>
    <style:style style:name="P13" style:family="paragraph" style:parent-style-name="Text_20_body" style:list-style-name="L1">
      <style:text-properties style:text-position="0% 100%" officeooo:rsid="002e5c76" officeooo:paragraph-rsid="0028c7ac"/>
    </style:style>
    <style:style style:name="P14" style:family="paragraph" style:parent-style-name="Text_20_body">
      <style:text-properties style:text-position="0% 100%" officeooo:rsid="002e5c76" officeooo:paragraph-rsid="0028c7ac"/>
    </style:style>
    <style:style style:name="P15" style:family="paragraph" style:parent-style-name="Text_20_body" style:list-style-name="L1">
      <style:paragraph-properties fo:text-align="center" style:justify-single-word="false"/>
      <style:text-properties officeooo:paragraph-rsid="0028c7ac"/>
    </style:style>
    <style:style style:name="P16" style:family="paragraph" style:parent-style-name="Text_20_body">
      <style:paragraph-properties fo:text-align="center" style:justify-single-word="false"/>
      <style:text-properties officeooo:paragraph-rsid="0028c7ac"/>
    </style:style>
    <style:style style:name="P17" style:family="paragraph" style:parent-style-name="Text_20_body">
      <style:text-properties officeooo:paragraph-rsid="0028c7ac"/>
    </style:style>
    <style:style style:name="T1" style:family="text">
      <style:text-properties officeooo:rsid="003c4405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officeooo:rsid="00163098" style:font-name-asian="Liberation Serif"/>
    </style:style>
    <style:style style:name="T4" style:family="text">
      <style:text-properties style:font-name="Liberation Serif" fo:font-size="10.5pt" fo:font-weight="normal" officeooo:rsid="00163098" style:font-name-asian="Liberation Serif" style:font-size-asian="10.5pt" style:font-weight-asian="normal" style:font-size-complex="10.5pt" style:font-weight-complex="normal"/>
    </style:style>
    <style:style style:name="T5" style:family="text">
      <style:text-properties style:font-name="Liberation Serif" fo:font-size="12pt" fo:font-weight="normal" officeooo:rsid="00163098" style:font-name-asian="Liberation Serif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text-position="sub 58%" style:font-name="Liberation Serif" fo:font-size="14.1000003814697pt" fo:font-weight="bold" officeooo:rsid="004a0efc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8" style:family="text">
      <style:text-properties style:text-position="sub 58%" style:font-name="Liberation Serif" fo:font-size="10.5pt" fo:font-weight="normal" officeooo:rsid="004a0efc" style:font-name-asian="Liberation Serif" style:font-size-asian="10.5pt" style:font-weight-asian="normal" style:font-name-complex="Lohit Devanagari" style:font-size-complex="10.5pt" style:font-weight-complex="normal"/>
    </style:style>
    <style:style style:name="T9" style:family="text">
      <style:text-properties style:text-position="sub 58%" style:font-name="Liberation Serif" fo:font-size="10.5pt" fo:font-weight="normal" officeooo:rsid="0051ec69" style:font-name-asian="Liberation Serif" style:font-size-asian="10.5pt" style:font-weight-asian="normal" style:font-name-complex="Lohit Devanagari" style:font-size-complex="10.5pt" style:font-weight-complex="normal"/>
    </style:style>
    <style:style style:name="T10" style:family="text">
      <style:text-properties style:text-position="sub 58%" officeooo:rsid="0051ec69"/>
    </style:style>
    <style:style style:name="T11" style:family="text">
      <style:text-properties style:text-position="0% 100%" style:font-name="Liberation Serif" fo:font-size="14.1000003814697pt" fo:font-weight="bold" officeooo:rsid="004d70d4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12" style:family="text">
      <style:text-properties style:text-position="0% 100%" style:font-name="Liberation Serif" fo:font-size="10.5pt" fo:font-weight="normal" officeooo:rsid="004a0efc" style:font-name-asian="Liberation Serif" style:font-size-asian="10.5pt" style:font-weight-asian="normal" style:font-name-complex="Lohit Devanagari" style:font-size-complex="10.5pt" style:font-weight-complex="normal"/>
    </style:style>
    <style:style style:name="T13" style:family="text">
      <style:text-properties style:text-position="0% 100%" style:font-name="Liberation Serif" fo:font-size="10.5pt" fo:font-weight="normal" officeooo:rsid="004d70d4" style:font-name-asian="Liberation Serif" style:font-size-asian="10.5pt" style:font-weight-asian="normal" style:font-name-complex="Lohit Devanagari" style:font-size-complex="10.5pt" style:font-weight-complex="normal"/>
    </style:style>
    <style:style style:name="T14" style:family="text">
      <style:text-properties style:text-position="0% 100%" style:font-name="Liberation Serif" fo:font-size="10.5pt" fo:font-weight="normal" officeooo:rsid="0051ec69" style:font-name-asian="Liberation Serif" style:font-size-asian="10.5pt" style:font-weight-asian="normal" style:font-name-complex="Lohit Devanagari" style:font-size-complex="10.5pt" style:font-weight-complex="normal"/>
    </style:style>
    <style:style style:name="T15" style:family="text">
      <style:text-properties style:text-position="0% 100%" style:font-name="Liberation Serif" fo:font-size="10.5pt" fo:font-weight="normal" officeooo:rsid="0053d9a3" style:font-name-asian="Liberation Serif" style:font-size-asian="10.5pt" style:font-weight-asian="normal" style:font-name-complex="Lohit Devanagari" style:font-size-complex="10.5pt" style:font-weight-complex="normal"/>
    </style:style>
    <style:style style:name="T16" style:family="text">
      <style:text-properties style:text-position="0% 100%" style:font-name="Liberation Serif" fo:font-size="10.5pt" fo:font-weight="normal" officeooo:rsid="00551a77" style:font-name-asian="Liberation Serif" style:font-size-asian="10.5pt" style:font-weight-asian="normal" style:font-name-complex="Lohit Devanagari" style:font-size-complex="10.5pt" style:font-weight-complex="normal"/>
    </style:style>
    <style:style style:name="T17" style:family="text">
      <style:text-properties style:text-position="0% 100%" style:font-name="Liberation Serif" fo:font-size="10.5pt" fo:font-weight="normal" officeooo:rsid="004ea267" style:font-name-asian="Liberation Serif" style:font-size-asian="10.5pt" style:font-weight-asian="normal" style:font-name-complex="Lohit Devanagari" style:font-size-complex="10.5pt" style:font-weight-complex="normal"/>
    </style:style>
    <style:style style:name="T18" style:family="text">
      <style:text-properties style:text-position="0% 100%" style:font-name="Liberation Serif" fo:font-size="11pt" fo:font-weight="normal" officeooo:rsid="0053d9a3" style:font-name-asian="Liberation Serif" style:font-size-asian="11pt" style:font-weight-asian="normal" style:font-name-complex="Lohit Devanagari" style:font-size-complex="11pt" style:font-weight-complex="normal"/>
    </style:style>
    <style:style style:name="T19" style:family="text">
      <style:text-properties style:text-position="0% 100%" style:font-name="Liberation Serif" fo:font-size="12pt" fo:font-weight="normal" officeooo:rsid="0056c5db" style:font-name-asian="Liberation Serif" style:font-size-asian="12pt" style:font-weight-asian="normal" style:font-name-complex="Lohit Devanagari" style:font-size-complex="12pt" style:font-weight-complex="normal"/>
    </style:style>
    <style:style style:name="T20" style:family="text">
      <style:text-properties style:text-position="0% 100%" style:font-name="Liberation Serif" fo:font-size="12pt" fo:font-weight="normal" officeooo:rsid="004ea267" style:font-name-asian="Liberation Serif" style:font-size-asian="12pt" style:font-weight-asian="normal" style:font-name-complex="Lohit Devanagari" style:font-size-complex="12pt" style:font-weight-complex="normal"/>
    </style:style>
    <style:style style:name="T21" style:family="text">
      <style:text-properties style:text-position="0% 100%" style:font-name="Liberation Serif" fo:font-size="12pt" fo:font-weight="normal" officeooo:rsid="00571b78" style:font-name-asian="Liberation Serif" style:font-size-asian="12pt" style:font-weight-asian="normal" style:font-name-complex="Lohit Devanagari" style:font-size-complex="12pt" style:font-weight-complex="normal"/>
    </style:style>
    <style:style style:name="T22" style:family="text">
      <style:text-properties style:text-position="0% 100%" officeooo:rsid="0051ec69"/>
    </style:style>
    <style:style style:name="T23" style:family="text">
      <style:text-properties officeooo:rsid="004ea267"/>
    </style:style>
    <style:style style:name="T24" style:family="text">
      <style:text-properties officeooo:rsid="0051e0df"/>
    </style:style>
    <style:style style:name="T25" style:family="text">
      <style:text-properties officeooo:rsid="0053d9a3"/>
    </style:style>
    <style:style style:name="T26" style:family="text">
      <style:text-properties officeooo:rsid="0051ec6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6">Critic的输入输出</text:span><text:span text:style-name="T2">：</text:span></text:h>
      <text:p text:style-name="P17"><text:s text:c="4"/>• 已知使用的actor（命名为π），给critic输入当前的状态s输出估计出的该actor在整个流程结束可以得到的reward，可以用函数表示为:</text:p>
      <text:p text:style-name="P16"><draw:frame draw:style-name="fr1" draw:name="Object3" text:anchor-type="as-char" svg:y="-0.386cm" svg:width="1.215cm" svg:height="0.542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7"><text:span text:style-name="T6">如何训练V</text:span><text:span text:style-name="T7">π</text:span><text:span text:style-name="T11">(s)：</text:span></text:p>
      <text:p text:style-name="P17"><text:s text:c="4"/>• <text:span text:style-name="T23">Monte-Carlo（MC）方法：</text:span><text:span text:style-name="T24">当critic对应的</text:span>actor处于某个状态<text:span text:style-name="T24">s时</text:span>，计算出整个流程结束累加得到的奖励<text:span text:style-name="T25">G</text:span>，然后直接<text:span text:style-name="T24">用s和对应的</text:span><text:span text:style-name="T25">G</text:span><text:span text:style-name="T24">来训练critic神经网络。缺点</text:span><text:span text:style-name="T25">：由于G是状态</text:span><text:span text:style-name="T24">s后面全部</text:span><text:span text:style-name="T25">流程奖励的累加，且每次的状态和采取的行动都有随机性，所以后续状态和对应行动所获得的奖励可能会发生很大变化，两次实验actor对应同一状态最终的奖励G可能差别很大。</text:span></text:p>
      <text:p text:style-name="P17"><text:s text:c="4"/>• <text:span text:style-name="T24">Temporal</text:span><text:span text:style-name="T23">-</text:span><text:span text:style-name="T24">difference</text:span><text:span text:style-name="T23">（TD）方法：</text:span><text:span text:style-name="T26">当</text:span>actor处于状态<text:span text:style-name="T26">S</text:span><text:span text:style-name="T10">t</text:span><text:span text:style-name="T22">时，critic输出为</text:span><text:span text:style-name="T12">V</text:span><text:span text:style-name="T8">π</text:span><text:span text:style-name="T13">(</text:span><text:span text:style-name="T14">S</text:span><text:span text:style-name="T9">t</text:span><text:span text:style-name="T13">)</text:span>，然后下一个状态<text:span text:style-name="T26">S</text:span><text:span text:style-name="T10">t+1</text:span><text:span text:style-name="T22">对应的critic输出为</text:span><text:span text:style-name="T12">V</text:span><text:span text:style-name="T8">π</text:span><text:span text:style-name="T13">(</text:span><text:span text:style-name="T14">S</text:span><text:span text:style-name="T9">t+1</text:span><text:span text:style-name="T13">)</text:span><text:span text:style-name="T15">。训练时让输出</text:span><text:span text:style-name="T12">V</text:span><text:span text:style-name="T8">π</text:span><text:span text:style-name="T13">(</text:span><text:span text:style-name="T14">S</text:span><text:span text:style-name="T9">t+1</text:span><text:span text:style-name="T13">) – </text:span><text:span text:style-name="T12">V</text:span><text:span text:style-name="T8">π</text:span><text:span text:style-name="T13">(</text:span><text:span text:style-name="T14">S</text:span><text:span text:style-name="T9">t</text:span><text:span text:style-name="T13">)</text:span><text:span text:style-name="T15">的值越接近状态</text:span><text:span text:style-name="T14">S</text:span><text:span text:style-name="T9">t</text:span><text:span text:style-name="T14">采取行动</text:span><text:span text:style-name="T18">a</text:span><text:span text:style-name="T15">所获得的奖励r越好。缺点：虽然TD方法</text:span><text:span text:style-name="T16">是两次相邻状态间估计的奖励差，奖励变化较小。但是，由于critic一开始估计的结果不一定准，所以训练的结果可能也不准。</text:span></text:p>
      <text:p text:style-name="P17"><text:span text:style-name="T16"><text:s text:c="4"/>• </text:span><text:span text:style-name="T19">State-action value</text:span><text:span text:style-name="T20">（</text:span><text:span text:style-name="T21">Q-learning</text:span><text:span text:style-name="T20">）</text:span><text:span text:style-name="T17">方法：</text:span><text:span text:style-name="T14">当</text:span><text:span text:style-name="T16">a</text:span></text:p>
      <text:p text:style-name="P16"><text:s/><draw:frame draw:style-name="fr1" draw:name="Object1" text:anchor-type="as-char" svg:y="-1.298cm" svg:width="5.606cm" svg:height="2.385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/>
      <text:p text:style-name="P8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4-07T23:26:51.617117710</dc:date>
    <meta:editing-duration>PT17M36S</meta:editing-duration>
    <meta:editing-cycles>21</meta:editing-cycles>
    <meta:generator>LibreOffice/6.4.7.2$Linux_X86_64 LibreOffice_project/40$Build-2</meta:generator>
    <meta:document-statistic meta:table-count="0" meta:image-count="0" meta:object-count="2" meta:page-count="1" meta:paragraph-count="8" meta:word-count="364" meta:character-count="537" meta:non-whitespace-character-count="513"/>
  </office:meta>
</office:document-meta>
</file>

<file path=Object 1/content.xml><?xml version="1.0" encoding="utf-8"?>
<math xmlns="http://www.w3.org/1998/Math/MathML" display="block">
  <semantics>
    <mrow>
      <msub>
        <mi>V</mi>
        <mi>π</mi>
      </msub>
      <mrow>
        <mo fence="true" stretchy="false">(</mo>
        <mrow>
          <mi>s</mi>
        </mrow>
        <mo fence="true" stretchy="false">)</mo>
      </mrow>
    </mrow>
    <annotation encoding="StarMath 5.0">V_{π}(s)</annotation>
  </semantics>
</math>
</file>

<file path=Object 2/content.xml><?xml version="1.0" encoding="utf-8"?>
<math xmlns="http://www.w3.org/1998/Math/MathML" display="block">
  <semantics>
    <mrow>
      <msub>
        <mi>Z</mi>
        <mi>c</mi>
      </msub>
      <mrow>
        <mrow>
          <mo fence="true" stretchy="true">[</mo>
          <mrow>
            <mtable>
              <mtr>
                <mtd>
                  <mi>u</mi>
                </mtd>
              </mtr>
              <mtr>
                <mtd>
                  <mi>v</mi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f</mi>
                    <mn>11</mn>
                  </msub>
                </mtd>
                <mtd>
                  <msub>
                    <mi>f</mi>
                    <mn>12</mn>
                  </msub>
                </mtd>
                <mtd>
                  <msub>
                    <mi>f</mi>
                    <mn>13</mn>
                  </msub>
                </mtd>
                <mtd>
                  <msub>
                    <mi>f</mi>
                    <mn>14</mn>
                  </msub>
                </mtd>
              </mtr>
              <mtr>
                <mtd>
                  <msub>
                    <mi>f</mi>
                    <mn>21</mn>
                  </msub>
                </mtd>
                <mtd>
                  <msub>
                    <mi>f</mi>
                    <mn>22</mn>
                  </msub>
                </mtd>
                <mtd>
                  <msub>
                    <mi>f</mi>
                    <mn>23</mn>
                  </msub>
                </mtd>
                <mtd>
                  <msub>
                    <mi>f</mi>
                    <mn>24</mn>
                  </msub>
                </mtd>
              </mtr>
              <mtr>
                <mtd>
                  <msub>
                    <mi>f</mi>
                    <mn>31</mn>
                  </msub>
                </mtd>
                <mtd>
                  <msub>
                    <mi>f</mi>
                    <mn>32</mn>
                  </msub>
                </mtd>
                <mtd>
                  <msub>
                    <mi>f</mi>
                    <mn>33</mn>
                  </msub>
                </mtd>
                <mtd>
                  <msub>
                    <mi>f</mi>
                    <mn>34</mn>
                  </msub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X</mi>
                  <mi>w</mi>
                </msub>
              </mtd>
            </mtr>
            <mtr>
              <mtd>
                <msub>
                  <mi>Y</mi>
                  <mi>w</mi>
                </msub>
              </mtd>
            </mtr>
            <mtr>
              <mtd>
                <msub>
                  <mi>Z</mi>
                  <mi>w</mi>
                </msub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Z_{c} left [matrix{u ## v ## 1} right ]= left [ matrix{f_{11} # f_{12} # f_{13} # f_{14} ## f_{21} # f_{22} # f_{23} # f_{24} ## f_{31} # f_{32} # f_{33} # f_{34}} right ] left [ matrix{X_{w} ## Y_{w} ## Z_{w} ## 1} right ]</annotation>
  </semantics>
</math>
</file>